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XpowerN" table:style-name="ta1">
        <table:shapes>
          <draw:frame draw:z-index="0" draw:style-name="gr1" draw:text-style-name="P1" svg:width="404.76mm" svg:height="232.68mm" svg:x="46.78mm" svg:y="1.06mm">
            <loext:p draw:notify-on-update-of-ranges="XpowerN.A1:XpowerN.A20 XpowerN.B1:XpowerN.B20 XpowerN.C1:XpowerN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683" calcext:value-type="float">
            <text:p>1968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59049" calcext:value-type="float">
            <text:p>5904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177147" calcext:value-type="float">
            <text:p>177147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1441" calcext:value-type="float">
            <text:p>531441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94323" calcext:value-type="float">
            <text:p>1594323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782969" calcext:value-type="float">
            <text:p>4782969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348907" calcext:value-type="float">
            <text:p>143489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3046721" calcext:value-type="float">
            <text:p>430467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9140163" calcext:value-type="float">
            <text:p>12914016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87420489" calcext:value-type="float">
            <text:p>38742048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62261467" calcext:value-type="float">
            <text:p>116226146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15:50:28.725709076</dc:date>
    <meta:editing-duration>PT2M22S</meta:editing-duration>
    <meta:editing-cycles>1</meta:editing-cycles>
    <meta:document-statistic meta:table-count="1" meta:cell-count="6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477cm" svg:height="23.269cm" xlink:href=".." xlink:type="simple" chart:class="chart:line" chart:style-name="ch1">
        <chart:legend chart:legend-position="end" svg:x="36.461cm" svg:y="11.086cm" style:legend-expansion="high" chart:style-name="ch2"/>
        <chart:plot-area chart:style-name="ch3" table:cell-range-address="XpowerN.A1:XpowerN.C20" chart:data-source-has-labels="both" svg:x="1.82cm" svg:y="0.465cm" svg:width="33.832cm" svg:height="21.358cm">
          <chartooo:coordinate-region svg:x="2.918cm" svg:y="0.465cm" svg:width="32.595cm" svg:height="19.319cm"/>
          <chart:axis chart:dimension="x" chart:name="primary-x" chart:style-name="ch4" chartooo:axis-type="auto">
            <chartooo:date-scale/>
            <chart:title svg:x="18.004cm" svg:y="22.288cm" chart:style-name="ch5">
              <text:p>XpowerN</text:p>
            </chart:title>
            <chart:categories table:cell-range-address="XpowerN.A1:XpowerN.A20"/>
          </chart:axis>
          <chart:axis chart:dimension="y" chart:name="primary-y" chart:style-name="ch4">
            <chart:title svg:x="0.451cm" svg:y="11.969cm" chart:style-name="ch6">
              <text:p>Time in ms</text:p>
            </chart:title>
            <chart:grid chart:style-name="ch7" chart:class="major"/>
          </chart:axis>
          <chart:series chart:style-name="ch8" chart:values-cell-range-address="XpowerN.B1:XpowerN.B20" loext:label-string="recursivedoubling" chart:class="chart:line">
            <chart:data-point chart:repeated="20"/>
          </chart:series>
          <chart:series chart:style-name="ch9" chart:values-cell-range-address="XpowerN.C1:XpowerN.C20" loext:label-string="iterations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ursivedoubling</text:p>
              </table:table-cell>
              <table:table-cell office:value-type="string">
                <text:p>iteration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XpowerN.A1:XpowerN.A20</svg:desc>
                </draw:g>
              </table:table-cell>
              <table:table-cell office:value-type="float" office:value="0.019">
                <text:p>0.019</text:p>
                <draw:g>
                  <svg:desc>XpowerN.B1:XpowerN.B20</svg:desc>
                </draw:g>
              </table:table-cell>
              <table:table-cell office:value-type="float" office:value="0">
                <text:p>0</text:p>
                <draw:g>
                  <svg:desc>XpowerN.C1:XpowerN.C2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3">
                <text:p>0.003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1">
                <text:p>0.00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187">
                <text:p>2187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561">
                <text:p>656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9683">
                <text:p>19683</text:p>
              </table:table-cell>
              <table:table-cell office:value-type="float" office:value="0.002">
                <text:p>0.002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float" office:value="59049">
                <text:p>59049</text:p>
              </table:table-cell>
              <table:table-cell office:value-type="float" office:value="0.001">
                <text:p>0.00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177147">
                <text:p>177147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31441">
                <text:p>53144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594323">
                <text:p>159432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782969">
                <text:p>4782969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4348907">
                <text:p>14348907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3046721">
                <text:p>4304672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29140163">
                <text:p>129140163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87420489">
                <text:p>387420489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162261467">
                <text:p>1162261467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